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2611in" fo:margin-left="0in" fo:margin-top="0in" fo:margin-bottom="0in" table:align="left" style:writing-mode="lr-tb"/>
    </style:style>
    <style:style style:name="Table1.A" style:family="table-column">
      <style:table-column-properties style:column-width="2.6465in"/>
    </style:style>
    <style:style style:name="Table1.B" style:family="table-column">
      <style:table-column-properties style:column-width="0.3931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0.1972in"/>
    </style:style>
    <style:style style:name="Table1.E" style:family="table-column">
      <style:table-column-properties style:column-width="0.1965in"/>
    </style:style>
    <style:style style:name="Table1.F" style:family="table-column">
      <style:table-column-properties style:column-width="0.3597in"/>
    </style:style>
    <style:style style:name="Table1.G" style:family="table-column">
      <style:table-column-properties style:column-width="0.3292in"/>
    </style:style>
    <style:style style:name="Table1.H" style:family="table-column">
      <style:table-column-properties style:column-width="2.74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1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1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1.B2" style:family="table-cell">
      <style:table-cell-properties fo:padding-left="0.0785in" fo:padding-right="0.075in" fo:padding-top="0in" fo:padding-bottom="0in" fo:border="0.5pt solid #00000a"/>
    </style:style>
    <style:style style:name="Table1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2" style:family="table">
      <style:table-properties style:width="7.2611in" fo:margin-left="0in" fo:margin-top="0in" fo:margin-bottom="0in" table:align="left" style:writing-mode="lr-tb"/>
    </style:style>
    <style:style style:name="Table2.A" style:family="table-column">
      <style:table-column-properties style:column-width="2.6465in"/>
    </style:style>
    <style:style style:name="Table2.B" style:family="table-column">
      <style:table-column-properties style:column-width="0.3931in"/>
    </style:style>
    <style:style style:name="Table2.C" style:family="table-column">
      <style:table-column-properties style:column-width="0.3938in"/>
    </style:style>
    <style:style style:name="Table2.D" style:family="table-column">
      <style:table-column-properties style:column-width="0.1972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0.3597in"/>
    </style:style>
    <style:style style:name="Table2.G" style:family="table-column">
      <style:table-column-properties style:column-width="0.3292in"/>
    </style:style>
    <style:style style:name="Table2.H" style:family="table-column">
      <style:table-column-properties style:column-width="2.7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2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2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2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2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7.2611in" fo:margin-left="0in" fo:margin-top="0in" fo:margin-bottom="0in" table:align="left" style:writing-mode="lr-tb"/>
    </style:style>
    <style:style style:name="Table3.A" style:family="table-column">
      <style:table-column-properties style:column-width="2.6465in"/>
    </style:style>
    <style:style style:name="Table3.B" style:family="table-column">
      <style:table-column-properties style:column-width="0.3931in"/>
    </style:style>
    <style:style style:name="Table3.C" style:family="table-column">
      <style:table-column-properties style:column-width="0.3938in"/>
    </style:style>
    <style:style style:name="Table3.D" style:family="table-column">
      <style:table-column-properties style:column-width="0.1972in"/>
    </style:style>
    <style:style style:name="Table3.E" style:family="table-column">
      <style:table-column-properties style:column-width="0.1965in"/>
    </style:style>
    <style:style style:name="Table3.F" style:family="table-column">
      <style:table-column-properties style:column-width="0.3597in"/>
    </style:style>
    <style:style style:name="Table3.G" style:family="table-column">
      <style:table-column-properties style:column-width="0.3292in"/>
    </style:style>
    <style:style style:name="Table3.H" style:family="table-column">
      <style:table-column-properties style:column-width="2.745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3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3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3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3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Table4" style:family="table">
      <style:table-properties style:width="7.2611in" fo:margin-left="0in" fo:margin-top="0in" fo:margin-bottom="0in" table:align="left" style:writing-mode="lr-tb"/>
    </style:style>
    <style:style style:name="Table4.A" style:family="table-column">
      <style:table-column-properties style:column-width="2.6465in"/>
    </style:style>
    <style:style style:name="Table4.B" style:family="table-column">
      <style:table-column-properties style:column-width="0.3931in"/>
    </style:style>
    <style:style style:name="Table4.C" style:family="table-column">
      <style:table-column-properties style:column-width="0.3938in"/>
    </style:style>
    <style:style style:name="Table4.D" style:family="table-column">
      <style:table-column-properties style:column-width="0.1972in"/>
    </style:style>
    <style:style style:name="Table4.E" style:family="table-column">
      <style:table-column-properties style:column-width="0.1965in"/>
    </style:style>
    <style:style style:name="Table4.F" style:family="table-column">
      <style:table-column-properties style:column-width="0.3597in"/>
    </style:style>
    <style:style style:name="Table4.G" style:family="table-column">
      <style:table-column-properties style:column-width="0.3292in"/>
    </style:style>
    <style:style style:name="Table4.H" style:family="table-column">
      <style:table-column-properties style:column-width="2.745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none" fo:border-right="0.5pt solid #00000a" fo:border-top="none" fo:border-bottom="none"/>
    </style:style>
    <style:style style:name="Table4.B1" style:family="table-cell">
      <style:table-cell-properties fo:padding-left="0.0785in" fo:padding-right="0.075in" fo:padding-top="0in" fo:padding-bottom="0in" fo:border-left="0.5pt solid #00000a" fo:border-right="none" fo:border-top="0.5pt solid #00000a" fo:border-bottom="0.5pt solid #00000a"/>
    </style:style>
    <style:style style:name="Table4.E1" style:family="table-cell">
      <style:table-cell-properties fo:padding-left="0.0785in" fo:padding-right="0.075in" fo:padding-top="0in" fo:padding-bottom="0in" fo:border-left="none" fo:border-right="0.5pt solid #00000a" fo:border-top="0.5pt solid #00000a" fo:border-bottom="0.5pt solid #00000a"/>
    </style:style>
    <style:style style:name="Table4.H1" style:family="table-cell">
      <style:table-cell-properties fo:padding-left="0.0785in" fo:padding-right="0.075in" fo:padding-top="0in" fo:padding-bottom="0in" fo:border-left="0.5pt solid #00000a" fo:border-right="none" fo:border-top="none" fo:border-bottom="none"/>
    </style:style>
    <style:style style:name="Table4.A2" style:family="table-cell">
      <style:table-cell-properties fo:padding-left="0.0785in" fo:padding-right="0.075in" fo:padding-top="0in" fo:padding-bottom="0in" fo:border-left="none" fo:border-right="0.5pt solid #00000a" fo:border-top="none" fo:border-bottom="0.5pt solid #00000a"/>
    </style:style>
    <style:style style:name="Table4.B2" style:family="table-cell">
      <style:table-cell-properties fo:padding-left="0.0785in" fo:padding-right="0.075in" fo:padding-top="0in" fo:padding-bottom="0in" fo:border="0.5pt solid #00000a"/>
    </style:style>
    <style:style style:name="Table4.H2" style:family="table-cell">
      <style:table-cell-properties fo:padding-left="0.078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" style:family="paragraph" style:parent-style-name="Standard">
      <style:text-properties style:font-name="Arial" fo:font-size="10pt" officeooo:paragraph-rsid="001d8a00" style:font-size-asian="10pt" style:font-name-complex="Arial1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4" style:family="paragraph" style:parent-style-name="Standard">
      <style:text-properties style:font-name="Arial" fo:font-size="10pt" fo:font-weight="bold" officeooo:paragraph-rsid="001f4510" style:font-size-asian="10pt" style:font-weight-asian="bold" style:font-name-complex="Arial1" style:font-size-complex="10pt"/>
    </style:style>
    <style:style style:name="P5" style:family="paragraph" style:parent-style-name="Standard">
      <style:text-properties style:font-name="Arial" fo:font-size="10pt" fo:font-weight="bold" officeooo:paragraph-rsid="0028ef2e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paragraph-rsid="00291242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text-properties officeooo:paragraph-rsid="001c52de"/>
    </style:style>
    <style:style style:name="P8" style:family="paragraph" style:parent-style-name="Standard">
      <style:text-properties officeooo:paragraph-rsid="001c65b0"/>
    </style:style>
    <style:style style:name="P9" style:family="paragraph" style:parent-style-name="Standard">
      <style:text-properties officeooo:paragraph-rsid="001d8a00"/>
    </style:style>
    <style:style style:name="P10" style:family="paragraph" style:parent-style-name="Standard">
      <style:text-properties officeooo:paragraph-rsid="001f4510"/>
    </style:style>
    <style:style style:name="P11" style:family="paragraph" style:parent-style-name="Standard">
      <style:text-properties officeooo:paragraph-rsid="00254c22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style:font-name="Arial" fo:font-size="10pt" style:font-size-asian="10pt" style:font-name-complex="Arial1" style:font-size-complex="10pt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fo:font-size="10pt" style:text-underline-style="solid" style:text-underline-width="auto" style:text-underline-color="font-color" style:font-size-asian="10pt" style:font-name-complex="Arial1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" fo:font-size="10pt" style:font-size-asian="10pt" style:font-name-complex="Arial1" style:font-size-complex="10pt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A 2 Assignment Self and Peer evaluation form.</text:p>
      <text:p text:style-name="Standard"/>
      <text:p text:style-name="P1">As part of your assessment you are asked to write brief considered answers to the following questions.</text:p>
      <text:p text:style-name="P1"/>
      <text:p text:style-name="Standard"><text:span text:style-name="T2">Note: </text:span><text:span text:style-name="T1">We are only interested in </text:span><text:span text:style-name="T2">positive observations</text:span><text:span text:style-name="T1">.</text:span></text:p>
      <text:p text:style-name="Standard"><text:span text:style-name="T3">Do not </text:span><text:span text:style-name="T1">write answers to the second question like ‘I should have been in another group’.</text:span></text:p>
      <text:p text:style-name="P1">We will not take any note of anonymous returns.</text:p>
      <text:p text:style-name="P12"/>
      <text:p text:style-name="P1">For each member of the group please fill in the following table</text:p>
      <text:p text:style-name="P12"/>
      <text:p text:style-name="P1"/>
      <text:p text:style-name="P3">Name: Will Herbert</text:p>
      <text:p text:style-name="P1"/>
      <text:p text:style-name="Standard">Please put a tick in the box that best describes your view</text:p>
      <text:p text:style-name="Standard">Supporting Evidence 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en Knowles:</text:p>
      <text:p text:style-name="Standard">Mark Proposed <text:s/>………………(<text:span text:style-name="T1"> 1</text:span><text:span text:style-name="T5">st</text:span><text:span text:style-name="T1"> )</text:span></text:p>
      <text:p text:style-name="P1"><draw:frame draw:style-name="fr1" draw:name="Frame1" text:anchor-type="paragraph" svg:x="-0.5701in" svg:y="0.0728in" svg:width="7.261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row table:style-name="Table1.1"><table:table-cell table:style-name="Table1.A1" office:value-type="string"><text:p text:style-name="Standard"/></table:table-cell><table:table-cell table:style-name="Table1.B1" table:number-columns-spanned="3" office:value-type="string"><text:p text:style-name="Standard">Agree</text:p></table:table-cell><table:covered-table-cell/><table:covered-table-cell/><table:table-cell table:style-name="Table1.E1" table:number-columns-spanned="3" office:value-type="string"><text:p text:style-name="Standard">Disagree</text:p></table:table-cell><table:covered-table-cell/><table:covered-table-cell/><table:table-cell table:style-name="Table1.H1" office:value-type="string"><text:p text:style-name="Standard"/></table:table-cell></table:table-row><table:table-row table:style-name="Table1.1"><table:table-cell table:style-name="Table1.A2" office:value-type="string"><text:p text:style-name="Standard"/></table:table-cell><table:table-cell table:style-name="Table1.B2" office:value-type="string"><text:p text:style-name="Standard">A</text:p></table:table-cell><table:table-cell table:style-name="Table1.B2" office:value-type="string"><text:p text:style-name="Standard">B</text:p></table:table-cell><table:table-cell table:style-name="Table1.B2" table:number-columns-spanned="2" office:value-type="string"><text:p text:style-name="Standard">C</text:p></table:table-cell><table:covered-table-cell/><table:table-cell table:style-name="Table1.B2" office:value-type="string"><text:p text:style-name="Standard">D</text:p></table:table-cell><table:table-cell table:style-name="Table1.B2" office:value-type="string"><text:p text:style-name="Standard">E</text:p></table:table-cell><table:table-cell table:style-name="Table1.H2" office:value-type="string"><text:p text:style-name="Standard"/></table:table-cell></table:table-row><table:table-row table:style-name="Table1.1"><table:table-cell table:style-name="Table1.B2" office:value-type="string"><text:p text:style-name="Standard">Makes an excellent contribution to group Discussions</text:p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much contribute to discussions</text:p></table:table-cell></table:table-row><table:table-row table:style-name="Table1.1"><table:table-cell table:style-name="Table1.B2" office:value-type="string"><text:p text:style-name="Standard">Can be relied upon totally to carry out allocated roles / tasks</text:p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supervision to complete tasks</text:p></table:table-cell></table:table-row><table:table-row table:style-name="Table1.1"><table:table-cell table:style-name="Table1.B2" office:value-type="string"><text:p text:style-name="Standard">Has developed high quality project management / technical skills for the role</text:p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eeds considerable support to carry out role well</text:p></table:table-cell></table:table-row><table:table-row table:style-name="Table1.1"><table:table-cell table:style-name="Table1.B2" office:value-type="string"><text:p text:style-name="Standard">Very effective member of a team</text:p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Does not work easily in a team</text:p></table:table-cell></table:table-row><table:table-row table:style-name="Table1.1"><table:table-cell table:style-name="Table1.B2" office:value-type="string"><text:p text:style-name="Standard">Accepts and acts upon advice and criticism</text:p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Not very willing to accept advice and criticism</text:p></table:table-cell></table:table-row><table:table-row table:style-name="Table1.1"><table:table-cell table:style-name="Table1.B2" office:value-type="string"><text:p text:style-name="Standard">Is always punctual and reliable</text:p><text:p text:style-name="Standard"/></table:table-cell><table:table-cell table:style-name="Table1.B2" office:value-type="string"><text:p text:style-name="P8">x</text:p></table:table-cell><table:table-cell table:style-name="Table1.B2" office:value-type="string"><text:p text:style-name="Standard"/></table:table-cell><table:table-cell table:style-name="Table1.B2" table:number-columns-spanned="2" office:value-type="string"><text:p text:style-name="Standard"/></table:table-cell><table:covered-table-cell/><table:table-cell table:style-name="Table1.B2" office:value-type="string"><text:p text:style-name="Standard"/></table:table-cell><table:table-cell table:style-name="Table1.B2" office:value-type="string"><text:p text:style-name="Standard"/></table:table-cell><table:table-cell table:style-name="Table1.B2" office:value-type="string"><text:p text:style-name="Standard">Often late and / or unreliable</text:p></table:table-cell></table:table-row></table:table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9"/>
      <text:p text:style-name="P11"/>
      <text:p text:style-name="P9"><text:soft-page-break/>Emily Holt :</text:p>
      <text:p text:style-name="P2">Mark Proposed <text:s/>………………( 1<text:span text:style-name="T4">st</text:span> )</text:p>
      <text:p text:style-name="P2"><draw:frame draw:style-name="fr1" draw:name="Frame2" text:anchor-type="paragraph" svg:x="-0.4972in" svg:y="0.1528in" svg:width="7.3299in" draw:z-index="1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column table:style-name="Table2.H"/><table:table-row table:style-name="Table2.1"><table:table-cell table:style-name="Table2.A1" office:value-type="string"><text:p text:style-name="Standard"/></table:table-cell><table:table-cell table:style-name="Table2.B1" table:number-columns-spanned="3" office:value-type="string"><text:p text:style-name="Standard">Agree</text:p></table:table-cell><table:covered-table-cell/><table:covered-table-cell/><table:table-cell table:style-name="Table2.E1" table:number-columns-spanned="3" office:value-type="string"><text:p text:style-name="Standard">Disagree</text:p></table:table-cell><table:covered-table-cell/><table:covered-table-cell/><table:table-cell table:style-name="Table2.H1" office:value-type="string"><text:p text:style-name="Standard"/></table:table-cell></table:table-row><table:table-row table:style-name="Table2.1"><table:table-cell table:style-name="Table2.A2" office:value-type="string"><text:p text:style-name="Standard"/></table:table-cell><table:table-cell table:style-name="Table2.B2" office:value-type="string"><text:p text:style-name="Standard">A</text:p></table:table-cell><table:table-cell table:style-name="Table2.B2" office:value-type="string"><text:p text:style-name="Standard">B</text:p></table:table-cell><table:table-cell table:style-name="Table2.B2" table:number-columns-spanned="2" office:value-type="string"><text:p text:style-name="Standard">C</text:p></table:table-cell><table:covered-table-cell/><table:table-cell table:style-name="Table2.B2" office:value-type="string"><text:p text:style-name="Standard">D</text:p></table:table-cell><table:table-cell table:style-name="Table2.B2" office:value-type="string"><text:p text:style-name="Standard">E</text:p></table:table-cell><table:table-cell table:style-name="Table2.H2" office:value-type="string"><text:p text:style-name="Standard"/></table:table-cell></table:table-row><table:table-row table:style-name="Table2.1"><table:table-cell table:style-name="Table2.B2" office:value-type="string"><text:p text:style-name="Standard">Makes an excellent contribution to group Discussions</text:p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much contribute to discussions</text:p></table:table-cell></table:table-row><table:table-row table:style-name="Table2.1"><table:table-cell table:style-name="Table2.B2" office:value-type="string"><text:p text:style-name="Standard">Can be relied upon totally to carry out allocated roles / tasks</text:p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supervision to complete tasks</text:p></table:table-cell></table:table-row><table:table-row table:style-name="Table2.1"><table:table-cell table:style-name="Table2.B2" office:value-type="string"><text:p text:style-name="Standard">Has developed high quality project management / technical skills for the role</text:p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eeds considerable support to carry out role well</text:p></table:table-cell></table:table-row><table:table-row table:style-name="Table2.1"><table:table-cell table:style-name="Table2.B2" office:value-type="string"><text:p text:style-name="Standard">Very effective member of a team</text:p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Does not work easily in a team</text:p></table:table-cell></table:table-row><table:table-row table:style-name="Table2.1"><table:table-cell table:style-name="Table2.B2" office:value-type="string"><text:p text:style-name="Standard">Accepts and acts upon advice and criticism</text:p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Not very willing to accept advice and criticism</text:p></table:table-cell></table:table-row><table:table-row table:style-name="Table2.1"><table:table-cell table:style-name="Table2.B2" office:value-type="string"><text:p text:style-name="Standard">Is always punctual and reliable</text:p><text:p text:style-name="Standard"/></table:table-cell><table:table-cell table:style-name="Table2.B2" office:value-type="string"><text:p text:style-name="P8">x</text:p></table:table-cell><table:table-cell table:style-name="Table2.B2" office:value-type="string"><text:p text:style-name="Standard"/></table:table-cell><table:table-cell table:style-name="Table2.B2" table:number-columns-spanned="2" office:value-type="string"><text:p text:style-name="Standard"/></table:table-cell><table:covered-table-cell/><table:table-cell table:style-name="Table2.B2" office:value-type="string"><text:p text:style-name="Standard"/></table:table-cell><table:table-cell table:style-name="Table2.B2" office:value-type="string"><text:p text:style-name="Standard"/></table:table-cell><table:table-cell table:style-name="Table2.B2" office:value-type="string"><text:p text:style-name="Standard">Often late and / or unreliable</text:p></table:table-cell></table:table-row></table:table></draw:text-box></draw:frame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<text:soft-page-break/>Faye Butler :</text:p>
      <text:p text:style-name="P4">Mark Proposed <text:s/>………………( 1<text:span text:style-name="T4">st</text:span> )</text:p>
      <text:p text:style-name="P3"><draw:frame draw:style-name="fr1" draw:name="Frame3" text:anchor-type="paragraph" svg:x="-0.4972in" svg:y="0.1528in" svg:width="7.3299in" draw:z-index="2"><draw:text-box fo:min-height="0.0161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column table:style-name="Table3.G"/><table:table-column table:style-name="Table3.H"/><table:table-row table:style-name="Table3.1"><table:table-cell table:style-name="Table3.A1" office:value-type="string"><text:p text:style-name="Standard"/></table:table-cell><table:table-cell table:style-name="Table3.B1" table:number-columns-spanned="3" office:value-type="string"><text:p text:style-name="Standard">Agree</text:p></table:table-cell><table:covered-table-cell/><table:covered-table-cell/><table:table-cell table:style-name="Table3.E1" table:number-columns-spanned="3" office:value-type="string"><text:p text:style-name="Standard">Disagree</text:p></table:table-cell><table:covered-table-cell/><table:covered-table-cell/><table:table-cell table:style-name="Table3.H1" office:value-type="string"><text:p text:style-name="Standard"/></table:table-cell></table:table-row><table:table-row table:style-name="Table3.1"><table:table-cell table:style-name="Table3.A2" office:value-type="string"><text:p text:style-name="Standard"/></table:table-cell><table:table-cell table:style-name="Table3.B2" office:value-type="string"><text:p text:style-name="Standard">A</text:p></table:table-cell><table:table-cell table:style-name="Table3.B2" office:value-type="string"><text:p text:style-name="Standard">B</text:p></table:table-cell><table:table-cell table:style-name="Table3.B2" table:number-columns-spanned="2" office:value-type="string"><text:p text:style-name="Standard">C</text:p></table:table-cell><table:covered-table-cell/><table:table-cell table:style-name="Table3.B2" office:value-type="string"><text:p text:style-name="Standard">D</text:p></table:table-cell><table:table-cell table:style-name="Table3.B2" office:value-type="string"><text:p text:style-name="Standard">E</text:p></table:table-cell><table:table-cell table:style-name="Table3.H2" office:value-type="string"><text:p text:style-name="Standard"/></table:table-cell></table:table-row><table:table-row table:style-name="Table3.1"><table:table-cell table:style-name="Table3.B2" office:value-type="string"><text:p text:style-name="Standard">Makes an excellent contribution to group Discussions</text:p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much contribute to discussions</text:p></table:table-cell></table:table-row><table:table-row table:style-name="Table3.1"><table:table-cell table:style-name="Table3.B2" office:value-type="string"><text:p text:style-name="Standard">Can be relied upon totally to carry out allocated roles / tasks</text:p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supervision to complete tasks</text:p></table:table-cell></table:table-row><table:table-row table:style-name="Table3.1"><table:table-cell table:style-name="Table3.B2" office:value-type="string"><text:p text:style-name="Standard">Has developed high quality project management / technical skills for the role</text:p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eeds considerable support to carry out role well</text:p></table:table-cell></table:table-row><table:table-row table:style-name="Table3.1"><table:table-cell table:style-name="Table3.B2" office:value-type="string"><text:p text:style-name="Standard">Very effective member of a team</text:p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Does not work easily in a team</text:p></table:table-cell></table:table-row><table:table-row table:style-name="Table3.1"><table:table-cell table:style-name="Table3.B2" office:value-type="string"><text:p text:style-name="Standard">Accepts and acts upon advice and criticism</text:p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Not very willing to accept advice and criticism</text:p></table:table-cell></table:table-row><table:table-row table:style-name="Table3.1"><table:table-cell table:style-name="Table3.B2" office:value-type="string"><text:p text:style-name="Standard">Is always punctual and reliable</text:p><text:p text:style-name="Standard"/></table:table-cell><table:table-cell table:style-name="Table3.B2" office:value-type="string"><text:p text:style-name="P8">x</text:p></table:table-cell><table:table-cell table:style-name="Table3.B2" office:value-type="string"><text:p text:style-name="Standard"/></table:table-cell><table:table-cell table:style-name="Table3.B2" table:number-columns-spanned="2" office:value-type="string"><text:p text:style-name="Standard"/></table:table-cell><table:covered-table-cell/><table:table-cell table:style-name="Table3.B2" office:value-type="string"><text:p text:style-name="Standard"/></table:table-cell><table:table-cell table:style-name="Table3.B2" office:value-type="string"><text:p text:style-name="Standard"/></table:table-cell><table:table-cell table:style-name="Table3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><text:soft-page-break/>Stuart Batchelor :</text:p>
      <text:p text:style-name="P4"><text:span text:style-name="T2">Mark Proposed <text:s/>………………( 1</text:span><text:span text:style-name="T4">st</text:span><text:span text:style-name="T2"> )</text:span></text:p>
      <text:p text:style-name="P3"><draw:frame draw:style-name="fr1" draw:name="Frame4" text:anchor-type="paragraph" svg:x="-0.4972in" svg:y="0.1528in" svg:width="7.3299in" draw:z-index="3"><draw:text-box fo:min-height="0.0161in"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G"/><table:table-column table:style-name="Table4.H"/><table:table-row table:style-name="Table4.1"><table:table-cell table:style-name="Table4.A1" office:value-type="string"><text:p text:style-name="Standard"/></table:table-cell><table:table-cell table:style-name="Table4.B1" table:number-columns-spanned="3" office:value-type="string"><text:p text:style-name="Standard">Agree</text:p></table:table-cell><table:covered-table-cell/><table:covered-table-cell/><table:table-cell table:style-name="Table4.E1" table:number-columns-spanned="3" office:value-type="string"><text:p text:style-name="Standard">Disagree</text:p></table:table-cell><table:covered-table-cell/><table:covered-table-cell/><table:table-cell table:style-name="Table4.H1" office:value-type="string"><text:p text:style-name="Standard"/></table:table-cell></table:table-row><table:table-row table:style-name="Table4.1"><table:table-cell table:style-name="Table4.A2" office:value-type="string"><text:p text:style-name="Standard"/></table:table-cell><table:table-cell table:style-name="Table4.B2" office:value-type="string"><text:p text:style-name="Standard">A</text:p></table:table-cell><table:table-cell table:style-name="Table4.B2" office:value-type="string"><text:p text:style-name="Standard">B</text:p></table:table-cell><table:table-cell table:style-name="Table4.B2" table:number-columns-spanned="2" office:value-type="string"><text:p text:style-name="Standard">C</text:p></table:table-cell><table:covered-table-cell/><table:table-cell table:style-name="Table4.B2" office:value-type="string"><text:p text:style-name="Standard">D</text:p></table:table-cell><table:table-cell table:style-name="Table4.B2" office:value-type="string"><text:p text:style-name="Standard">E</text:p></table:table-cell><table:table-cell table:style-name="Table4.H2" office:value-type="string"><text:p text:style-name="Standard"/></table:table-cell></table:table-row><table:table-row table:style-name="Table4.1"><table:table-cell table:style-name="Table4.B2" office:value-type="string"><text:p text:style-name="Standard">Makes an excellent contribution to group Discussions</text:p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much contribute to discussions</text:p></table:table-cell></table:table-row><table:table-row table:style-name="Table4.1"><table:table-cell table:style-name="Table4.B2" office:value-type="string"><text:p text:style-name="Standard">Can be relied upon totally to carry out allocated roles / tasks</text:p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supervision to complete tasks</text:p></table:table-cell></table:table-row><table:table-row table:style-name="Table4.1"><table:table-cell table:style-name="Table4.B2" office:value-type="string"><text:p text:style-name="Standard">Has developed high quality project management / technical skills for the role</text:p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eeds considerable support to carry out role well</text:p></table:table-cell></table:table-row><table:table-row table:style-name="Table4.1"><table:table-cell table:style-name="Table4.B2" office:value-type="string"><text:p text:style-name="Standard">Very effective member of a team</text:p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Does not work easily in a team</text:p></table:table-cell></table:table-row><table:table-row table:style-name="Table4.1"><table:table-cell table:style-name="Table4.B2" office:value-type="string"><text:p text:style-name="Standard">Accepts and acts upon advice and criticism</text:p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Not very willing to accept advice and criticism</text:p></table:table-cell></table:table-row><table:table-row table:style-name="Table4.1"><table:table-cell table:style-name="Table4.B2" office:value-type="string"><text:p text:style-name="Standard">Is always punctual and reliable</text:p><text:p text:style-name="Standard"/></table:table-cell><table:table-cell table:style-name="Table4.B2" office:value-type="string"><text:p text:style-name="P8">x</text:p></table:table-cell><table:table-cell table:style-name="Table4.B2" office:value-type="string"><text:p text:style-name="Standard"/></table:table-cell><table:table-cell table:style-name="Table4.B2" table:number-columns-spanned="2" office:value-type="string"><text:p text:style-name="Standard"/></table:table-cell><table:covered-table-cell/><table:table-cell table:style-name="Table4.B2" office:value-type="string"><text:p text:style-name="Standard"/></table:table-cell><table:table-cell table:style-name="Table4.B2" office:value-type="string"><text:p text:style-name="Standard"/></table:table-cell><table:table-cell table:style-name="Table4.B2" office:value-type="string"><text:p text:style-name="Standard">Often late and / or unreliable</text:p></table:table-cell></table:table-row></table:table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bout yourself</text:p>
      <text:p text:style-name="P1"/>
      <text:p text:style-name="Standard"><text:span text:style-name="T1">What </text:span><text:span text:style-name="T2">one</text:span><text:span text:style-name="T1"> thing do you think you could have done to improve your contribution to the project?</text:span></text:p>
      <text:p text:style-name="P5">To improve my contribution to the project I would have liked to have a better understanding of the extra functionality of GitHub, as I only began to utilise aspects such as 'issues' later in the project.</text:p>
      <text:p text:style-name="P1">What elements of your contribution would you most like to highlight</text:p>
      <text:p text:style-name="P6">I would like to highlight the UI that i created using NGL triangle planes and SDL TTF as I had to add in all the functionality from scratch, such as the slider input and output. This was a result of not being able to find any suitable UI libraries to use. I am proud of this aspect as it is flexible and scales correctly on screen, as values are automatically converted from screen pixel coordinates to NDC and vice ver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in" fo:margin-bottom="0.139in" style:contextual-spacing="false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0pt" fo:language="en" fo:country="GB" style:letter-kerning="true" style:font-name-asian="AR PL UMing HK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fo:language="en" fo:country="U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248in" fo:margin-bottom="1.248in" fo:margin-left="1in" fo:margin-right="1in" style:writing-mode="lr-tb" style:layout-grid-color="#c0c0c0" style:layout-grid-lines="233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Macey</meta:initial-creator>
    <dc:creator>Herbert Richard</dc:creator>
    <meta:editing-cycles>13</meta:editing-cycles>
    <meta:creation-date>2013-03-18T18:21:00</meta:creation-date>
    <dc:date>2015-05-11T04:08:28</dc:date>
    <meta:editing-duration>PT58M48S</meta:editing-duration>
    <meta:generator>LibreOffice/4.0.4.2$Linux_X86_64 LibreOffice_project/400m0$Build-2</meta:generator>
    <meta:document-statistic meta:table-count="4" meta:image-count="0" meta:object-count="0" meta:page-count="6" meta:paragraph-count="122" meta:word-count="672" meta:character-count="3660" meta:non-whitespace-character-count="31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